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2.6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7.18mm"/>
    </style:style>
    <style:style style:name="co4" style:family="table-column">
      <style:table-column-properties fo:break-before="auto" style:column-width="11.31mm"/>
    </style:style>
    <style:style style:name="co6" style:family="table-column">
      <style:table-column-properties fo:break-before="auto" style:column-width="11.38mm"/>
    </style:style>
    <style:style style:name="ro5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padding="0.71mm"/>
    </style:style>
    <style:style style:name="ce2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1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T1" style:family="text">
      <style:text-properties style:text-line-through-type="none" style:font-weight-complex="bold" style:font-weight-asian="bold" fo:font-weight="bold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/>
    </style:style>
    <style:style style:name="T2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style:font-weight-complex="normal" fo:font-weight="normal" style:font-weight-asian="normal"/>
    </style:style>
    <style:style style:name="T3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fo:font-weight="bold" style:font-weight-asian="bold" style:font-weight-complex="bold"/>
    </style:style>
    <style:style style:name="T4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fo:font-weight="normal" style:font-weight-asian="normal" style:font-weight-complex="normal"/>
    </style:style>
    <style:style style:name="T5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style:font-weight-asian="bold" style:font-weight-complex="bold"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32" table:default-cell-style-name="ce6"/>
        <table:table-column table:style-name="co5" table:number-columns-repeated="779" table:default-cell-style-name="Default"/>
        <table:table-row table:style-name="ro2">
          <table:table-cell table:style-name="ce2" table:number-columns-repeated="2"/>
          <table:table-cell office:value-type="string" calcext:value-type="string">
            <text:p>in die farbigen Zellen eingeben: <text:span text:style-name="T1">r</text:span><text:span text:style-name="T2"> für richtig, </text:span><text:span text:style-name="T3">f</text:span><text:span text:style-name="T4"> für falsch, </text:span><text:span text:style-name="T5">n</text:span><text:span text:style-name="T4"> für nicht bearbeitet (</text:span><text:span text:style-name="T3">bitte das n nicht weglassen</text:span><text:span text:style-name="T4">)</text:span></text:p>
          </table:table-cell>
          <table:table-cell table:number-columns-repeated="6"/>
          <table:table-cell table:style-name="ce2" table:number-columns-repeated="5"/>
          <table:table-cell table:style-name="ce12" table:number-columns-repeated="998"/>
          <table:table-cell table:number-columns-repeated="12"/>
        </table:table-row>
        <table:table-row table:style-name="ro3">
          <table:table-cell table:style-name="ce2" table:number-columns-repeated="2"/>
          <table:table-cell table:style-name="ce8" office:value-type="string" calcext:value-type="string">
            <text:p>In der letzten Spalte stehen anschließend die Punkte für das jeweilige Kind</text:p>
          </table:table-cell>
          <table:table-cell table:style-name="ce2" table:number-columns-repeated="11"/>
          <table:table-cell table:style-name="ce12" table:number-columns-repeated="998"/>
          <table:table-cell table:number-columns-repeated="12"/>
        </table:table-row>
        <table:table-row table:style-name="ro2">
          <table:table-cell table:style-name="ce2" table:number-columns-repeated="14"/>
          <table:table-cell table:style-name="ce12" table:number-columns-repeated="998"/>
          <table:table-cell table:number-columns-repeated="12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-1</text:p>
          </table:table-cell>
          <table:table-cell table:style-name="ce3"/>
          <table:table-cell table:style-name="ce3" office:value-type="string" calcext:value-type="string">
            <text:p>A-2</text:p>
          </table:table-cell>
          <table:table-cell table:style-name="ce3"/>
          <table:table-cell table:style-name="ce3" office:value-type="string" calcext:value-type="string">
            <text:p>B-1</text:p>
          </table:table-cell>
          <table:table-cell table:style-name="ce3"/>
          <table:table-cell table:style-name="ce3" office:value-type="string" calcext:value-type="string">
            <text:p>B-2</text:p>
          </table:table-cell>
          <table:table-cell table:style-name="ce3"/>
          <table:table-cell table:style-name="ce3" office:value-type="string" calcext:value-type="string">
            <text:p>C-1</text:p>
          </table:table-cell>
          <table:table-cell table:style-name="ce3"/>
          <table:table-cell table:style-name="ce3" office:value-type="string" calcext:value-type="string">
            <text:p>C-2</text:p>
          </table:table-cell>
          <table:table-cell table:style-name="ce3"/>
          <table:table-cell table:style-name="ce3" office:value-type="string" calcext:value-type="string">
            <text:p>Punkte</text:p>
          </table:table-cell>
          <table:table-cell table:style-name="ce12" table:number-columns-repeated="998"/>
          <table:table-cell table:number-columns-repeated="12"/>
        </table:table-row>
        <table:table-row table:style-name="ro2">
          <table:table-cell table:style-name="ce5" office:value-type="string" calcext:value-type="string">
            <text:p>Jana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B5]=&quot;r&quot;;3;IF([.B5]=&quot;f&quot;;-1.5;0))" office:value-type="float" office:value="3" calcext:value-type="float">
            <text:p>3</text:p>
          </table:table-cell>
          <table:table-cell table:style-name="ce7" office:value-type="string" calcext:value-type="string">
            <text:p>f</text:p>
          </table:table-cell>
          <table:table-cell table:style-name="ce9" table:formula="of:=IF([.D5]=&quot;r&quot;;3;IF([.D5]=&quot;f&quot;;-1.5;0))" office:value-type="float" office:value="-1.5" calcext:value-type="float">
            <text:p>-1,5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F5]=&quot;r&quot;;4;IF([.F5]=&quot;f&quot;;-2;0))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9" table:formula="of:=IF([.H5]=&quot;r&quot;;4;IF([.H5]=&quot;f&quot;;-2;0))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J5]=&quot;r&quot;;5;IF([.J5]=&quot;f&quot;;-2.5;0))" office:value-type="float" office:value="-2.5" calcext:value-type="float">
            <text:p>-2,5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L5]=&quot;r&quot;;5;IF([.L5]=&quot;f&quot;;-2.5;0))" office:value-type="float" office:value="0" calcext:value-type="float">
            <text:p>0</text:p>
          </table:table-cell>
          <table:table-cell table:style-name="ce9" table:formula="of:=12 + SUM([.C5:.M5])" office:value-type="float" office:value="15" calcext:value-type="float">
            <text:p>15</text:p>
          </table:table-cell>
          <table:table-cell table:style-name="ce13" table:number-columns-repeated="998"/>
          <table:table-cell table:number-columns-repeated="12"/>
        </table:table-row>
        <table:table-row table:style-name="ro2">
          <table:table-cell table:style-name="ce5" office:value-type="string" calcext:value-type="string">
            <text:p>Max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B6]=&quot;r&quot;;3;IF([.B6]=&quot;f&quot;;-1.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D6]=&quot;r&quot;;3;IF([.D6]=&quot;f&quot;;-1.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F6]=&quot;r&quot;;4;IF([.F6]=&quot;f&quot;;-2;0))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9" table:formula="of:=IF([.H6]=&quot;r&quot;;4;IF([.H6]=&quot;f&quot;;-2;0))" office:value-type="float" office:value="0" calcext:value-type="float">
            <text:p>0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J6]=&quot;r&quot;;5;IF([.J6]=&quot;f&quot;;-2.5;0))" office:value-type="float" office:value="5" calcext:value-type="float">
            <text:p>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L6]=&quot;r&quot;;5;IF([.L6]=&quot;f&quot;;-2.5;0))" office:value-type="float" office:value="-2.5" calcext:value-type="float">
            <text:p>-2,5</text:p>
          </table:table-cell>
          <table:table-cell table:style-name="ce9" table:formula="of:=12 + SUM([.C6:.M6])" office:value-type="float" office:value="24.5" calcext:value-type="float">
            <text:p>24,5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7]=&quot;r&quot;;3;IF([.B7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7]=&quot;r&quot;;3;IF([.D7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7]=&quot;r&quot;;4;IF([.F7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7]=&quot;r&quot;;4;IF([.H7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7]=&quot;r&quot;;5;IF([.J7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7]=&quot;r&quot;;5;IF([.L7]=&quot;f&quot;;-2.5;0))" office:value-type="float" office:value="0" calcext:value-type="float">
            <text:p>0</text:p>
          </table:table-cell>
          <table:table-cell table:style-name="ce9" table:formula="of:=12 + SUM([.C7:.M7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8]=&quot;r&quot;;3;IF([.B8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8]=&quot;r&quot;;3;IF([.D8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8]=&quot;r&quot;;4;IF([.F8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8]=&quot;r&quot;;4;IF([.H8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8]=&quot;r&quot;;5;IF([.J8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8]=&quot;r&quot;;5;IF([.L8]=&quot;f&quot;;-2.5;0))" office:value-type="float" office:value="0" calcext:value-type="float">
            <text:p>0</text:p>
          </table:table-cell>
          <table:table-cell table:style-name="ce9" table:formula="of:=12 + SUM([.C8:.M8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9]=&quot;r&quot;;3;IF([.B9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9]=&quot;r&quot;;3;IF([.D9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9]=&quot;r&quot;;4;IF([.F9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9]=&quot;r&quot;;4;IF([.H9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9]=&quot;r&quot;;5;IF([.J9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9]=&quot;r&quot;;5;IF([.L9]=&quot;f&quot;;-2.5;0))" office:value-type="float" office:value="0" calcext:value-type="float">
            <text:p>0</text:p>
          </table:table-cell>
          <table:table-cell table:style-name="ce9" table:formula="of:=12 + SUM([.C9:.M9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10]=&quot;r&quot;;3;IF([.B10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10]=&quot;r&quot;;3;IF([.D10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10]=&quot;r&quot;;4;IF([.F10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10]=&quot;r&quot;;4;IF([.H10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10]=&quot;r&quot;;5;IF([.J10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10]=&quot;r&quot;;5;IF([.L10]=&quot;f&quot;;-2.5;0))" office:value-type="float" office:value="0" calcext:value-type="float">
            <text:p>0</text:p>
          </table:table-cell>
          <table:table-cell table:style-name="ce9" table:formula="of:=12 + SUM([.C10:.M10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11]=&quot;r&quot;;3;IF([.B11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11]=&quot;r&quot;;3;IF([.D11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11]=&quot;r&quot;;4;IF([.F11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11]=&quot;r&quot;;4;IF([.H11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11]=&quot;r&quot;;5;IF([.J11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11]=&quot;r&quot;;5;IF([.L11]=&quot;f&quot;;-2.5;0))" office:value-type="float" office:value="0" calcext:value-type="float">
            <text:p>0</text:p>
          </table:table-cell>
          <table:table-cell table:style-name="ce9" table:formula="of:=12 + SUM([.C11:.M11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12]=&quot;r&quot;;3;IF([.B12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12]=&quot;r&quot;;3;IF([.D12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12]=&quot;r&quot;;4;IF([.F12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12]=&quot;r&quot;;4;IF([.H12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12]=&quot;r&quot;;5;IF([.J12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12]=&quot;r&quot;;5;IF([.L12]=&quot;f&quot;;-2.5;0))" office:value-type="float" office:value="0" calcext:value-type="float">
            <text:p>0</text:p>
          </table:table-cell>
          <table:table-cell table:style-name="ce9" table:formula="of:=12 + SUM([.C12:.M12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13]=&quot;r&quot;;3;IF([.B13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13]=&quot;r&quot;;3;IF([.D13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13]=&quot;r&quot;;4;IF([.F13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13]=&quot;r&quot;;4;IF([.H13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13]=&quot;r&quot;;5;IF([.J13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13]=&quot;r&quot;;5;IF([.L13]=&quot;f&quot;;-2.5;0))" office:value-type="float" office:value="0" calcext:value-type="float">
            <text:p>0</text:p>
          </table:table-cell>
          <table:table-cell table:style-name="ce9" table:formula="of:=12 + SUM([.C13:.M13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14]=&quot;r&quot;;3;IF([.B14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14]=&quot;r&quot;;3;IF([.D14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14]=&quot;r&quot;;4;IF([.F14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14]=&quot;r&quot;;4;IF([.H14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14]=&quot;r&quot;;5;IF([.J14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14]=&quot;r&quot;;5;IF([.L14]=&quot;f&quot;;-2.5;0))" office:value-type="float" office:value="0" calcext:value-type="float">
            <text:p>0</text:p>
          </table:table-cell>
          <table:table-cell table:style-name="ce9" table:formula="of:=12 + SUM([.C14:.M14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15]=&quot;r&quot;;3;IF([.B15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15]=&quot;r&quot;;3;IF([.D15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15]=&quot;r&quot;;4;IF([.F15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15]=&quot;r&quot;;4;IF([.H15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15]=&quot;r&quot;;5;IF([.J15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15]=&quot;r&quot;;5;IF([.L15]=&quot;f&quot;;-2.5;0))" office:value-type="float" office:value="0" calcext:value-type="float">
            <text:p>0</text:p>
          </table:table-cell>
          <table:table-cell table:style-name="ce9" table:formula="of:=12 + SUM([.C15:.M15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16]=&quot;r&quot;;3;IF([.B16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16]=&quot;r&quot;;3;IF([.D16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16]=&quot;r&quot;;4;IF([.F16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16]=&quot;r&quot;;4;IF([.H16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16]=&quot;r&quot;;5;IF([.J16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16]=&quot;r&quot;;5;IF([.L16]=&quot;f&quot;;-2.5;0))" office:value-type="float" office:value="0" calcext:value-type="float">
            <text:p>0</text:p>
          </table:table-cell>
          <table:table-cell table:style-name="ce9" table:formula="of:=12 + SUM([.C16:.M16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17]=&quot;r&quot;;3;IF([.B17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17]=&quot;r&quot;;3;IF([.D17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17]=&quot;r&quot;;4;IF([.F17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17]=&quot;r&quot;;4;IF([.H17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17]=&quot;r&quot;;5;IF([.J17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17]=&quot;r&quot;;5;IF([.L17]=&quot;f&quot;;-2.5;0))" office:value-type="float" office:value="0" calcext:value-type="float">
            <text:p>0</text:p>
          </table:table-cell>
          <table:table-cell table:style-name="ce9" table:formula="of:=12 + SUM([.C17:.M17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18]=&quot;r&quot;;3;IF([.B18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18]=&quot;r&quot;;3;IF([.D18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18]=&quot;r&quot;;4;IF([.F18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18]=&quot;r&quot;;4;IF([.H18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18]=&quot;r&quot;;5;IF([.J18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18]=&quot;r&quot;;5;IF([.L18]=&quot;f&quot;;-2.5;0))" office:value-type="float" office:value="0" calcext:value-type="float">
            <text:p>0</text:p>
          </table:table-cell>
          <table:table-cell table:style-name="ce9" table:formula="of:=12 + SUM([.C18:.M18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19]=&quot;r&quot;;3;IF([.B19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19]=&quot;r&quot;;3;IF([.D19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19]=&quot;r&quot;;4;IF([.F19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19]=&quot;r&quot;;4;IF([.H19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19]=&quot;r&quot;;5;IF([.J19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19]=&quot;r&quot;;5;IF([.L19]=&quot;f&quot;;-2.5;0))" office:value-type="float" office:value="0" calcext:value-type="float">
            <text:p>0</text:p>
          </table:table-cell>
          <table:table-cell table:style-name="ce9" table:formula="of:=12 + SUM([.C19:.M19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20]=&quot;r&quot;;3;IF([.B20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20]=&quot;r&quot;;3;IF([.D20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20]=&quot;r&quot;;4;IF([.F20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20]=&quot;r&quot;;4;IF([.H20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20]=&quot;r&quot;;5;IF([.J20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20]=&quot;r&quot;;5;IF([.L20]=&quot;f&quot;;-2.5;0))" office:value-type="float" office:value="0" calcext:value-type="float">
            <text:p>0</text:p>
          </table:table-cell>
          <table:table-cell table:style-name="ce9" table:formula="of:=12 + SUM([.C20:.M20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21]=&quot;r&quot;;3;IF([.B21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21]=&quot;r&quot;;3;IF([.D21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21]=&quot;r&quot;;4;IF([.F21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21]=&quot;r&quot;;4;IF([.H21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21]=&quot;r&quot;;5;IF([.J21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21]=&quot;r&quot;;5;IF([.L21]=&quot;f&quot;;-2.5;0))" office:value-type="float" office:value="0" calcext:value-type="float">
            <text:p>0</text:p>
          </table:table-cell>
          <table:table-cell table:style-name="ce9" table:formula="of:=12 + SUM([.C21:.M21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22]=&quot;r&quot;;3;IF([.B22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22]=&quot;r&quot;;3;IF([.D22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22]=&quot;r&quot;;4;IF([.F22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22]=&quot;r&quot;;4;IF([.H22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22]=&quot;r&quot;;5;IF([.J22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22]=&quot;r&quot;;5;IF([.L22]=&quot;f&quot;;-2.5;0))" office:value-type="float" office:value="0" calcext:value-type="float">
            <text:p>0</text:p>
          </table:table-cell>
          <table:table-cell table:style-name="ce9" table:formula="of:=12 + SUM([.C22:.M22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23]=&quot;r&quot;;3;IF([.B23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23]=&quot;r&quot;;3;IF([.D23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23]=&quot;r&quot;;4;IF([.F23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23]=&quot;r&quot;;4;IF([.H23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23]=&quot;r&quot;;5;IF([.J23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23]=&quot;r&quot;;5;IF([.L23]=&quot;f&quot;;-2.5;0))" office:value-type="float" office:value="0" calcext:value-type="float">
            <text:p>0</text:p>
          </table:table-cell>
          <table:table-cell table:style-name="ce9" table:formula="of:=12 + SUM([.C23:.M23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24]=&quot;r&quot;;3;IF([.B24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24]=&quot;r&quot;;3;IF([.D24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24]=&quot;r&quot;;4;IF([.F24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24]=&quot;r&quot;;4;IF([.H24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24]=&quot;r&quot;;5;IF([.J24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24]=&quot;r&quot;;5;IF([.L24]=&quot;f&quot;;-2.5;0))" office:value-type="float" office:value="0" calcext:value-type="float">
            <text:p>0</text:p>
          </table:table-cell>
          <table:table-cell table:style-name="ce9" table:formula="of:=12 + SUM([.C24:.M24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25]=&quot;r&quot;;3;IF([.B25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25]=&quot;r&quot;;3;IF([.D25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25]=&quot;r&quot;;4;IF([.F25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25]=&quot;r&quot;;4;IF([.H25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25]=&quot;r&quot;;5;IF([.J25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25]=&quot;r&quot;;5;IF([.L25]=&quot;f&quot;;-2.5;0))" office:value-type="float" office:value="0" calcext:value-type="float">
            <text:p>0</text:p>
          </table:table-cell>
          <table:table-cell table:style-name="ce9" table:formula="of:=12 + SUM([.C25:.M25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26]=&quot;r&quot;;3;IF([.B26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26]=&quot;r&quot;;3;IF([.D26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26]=&quot;r&quot;;4;IF([.F26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26]=&quot;r&quot;;4;IF([.H26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26]=&quot;r&quot;;5;IF([.J26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26]=&quot;r&quot;;5;IF([.L26]=&quot;f&quot;;-2.5;0))" office:value-type="float" office:value="0" calcext:value-type="float">
            <text:p>0</text:p>
          </table:table-cell>
          <table:table-cell table:style-name="ce9" table:formula="of:=12 + SUM([.C26:.M26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27]=&quot;r&quot;;3;IF([.B27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27]=&quot;r&quot;;3;IF([.D27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27]=&quot;r&quot;;4;IF([.F27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27]=&quot;r&quot;;4;IF([.H27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27]=&quot;r&quot;;5;IF([.J27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27]=&quot;r&quot;;5;IF([.L27]=&quot;f&quot;;-2.5;0))" office:value-type="float" office:value="0" calcext:value-type="float">
            <text:p>0</text:p>
          </table:table-cell>
          <table:table-cell table:style-name="ce9" table:formula="of:=12 + SUM([.C27:.M27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28]=&quot;r&quot;;3;IF([.B28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28]=&quot;r&quot;;3;IF([.D28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28]=&quot;r&quot;;4;IF([.F28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28]=&quot;r&quot;;4;IF([.H28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28]=&quot;r&quot;;5;IF([.J28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28]=&quot;r&quot;;5;IF([.L28]=&quot;f&quot;;-2.5;0))" office:value-type="float" office:value="0" calcext:value-type="float">
            <text:p>0</text:p>
          </table:table-cell>
          <table:table-cell table:style-name="ce9" table:formula="of:=12 + SUM([.C28:.M28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29]=&quot;r&quot;;3;IF([.B29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29]=&quot;r&quot;;3;IF([.D29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29]=&quot;r&quot;;4;IF([.F29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29]=&quot;r&quot;;4;IF([.H29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29]=&quot;r&quot;;5;IF([.J29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29]=&quot;r&quot;;5;IF([.L29]=&quot;f&quot;;-2.5;0))" office:value-type="float" office:value="0" calcext:value-type="float">
            <text:p>0</text:p>
          </table:table-cell>
          <table:table-cell table:style-name="ce9" table:formula="of:=12 + SUM([.C29:.M29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30]=&quot;r&quot;;3;IF([.B30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30]=&quot;r&quot;;3;IF([.D30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30]=&quot;r&quot;;4;IF([.F30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30]=&quot;r&quot;;4;IF([.H30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30]=&quot;r&quot;;5;IF([.J30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30]=&quot;r&quot;;5;IF([.L30]=&quot;f&quot;;-2.5;0))" office:value-type="float" office:value="0" calcext:value-type="float">
            <text:p>0</text:p>
          </table:table-cell>
          <table:table-cell table:style-name="ce9" table:formula="of:=12 + SUM([.C30:.M30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31]=&quot;r&quot;;3;IF([.B31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31]=&quot;r&quot;;3;IF([.D31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31]=&quot;r&quot;;4;IF([.F31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31]=&quot;r&quot;;4;IF([.H31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31]=&quot;r&quot;;5;IF([.J31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31]=&quot;r&quot;;5;IF([.L31]=&quot;f&quot;;-2.5;0))" office:value-type="float" office:value="0" calcext:value-type="float">
            <text:p>0</text:p>
          </table:table-cell>
          <table:table-cell table:style-name="ce9" table:formula="of:=12 + SUM([.C31:.M31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32]=&quot;r&quot;;3;IF([.B32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32]=&quot;r&quot;;3;IF([.D32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32]=&quot;r&quot;;4;IF([.F32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32]=&quot;r&quot;;4;IF([.H32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32]=&quot;r&quot;;5;IF([.J32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32]=&quot;r&quot;;5;IF([.L32]=&quot;f&quot;;-2.5;0))" office:value-type="float" office:value="0" calcext:value-type="float">
            <text:p>0</text:p>
          </table:table-cell>
          <table:table-cell table:style-name="ce9" table:formula="of:=12 + SUM([.C32:.M32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33]=&quot;r&quot;;3;IF([.B33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33]=&quot;r&quot;;3;IF([.D33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33]=&quot;r&quot;;4;IF([.F33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33]=&quot;r&quot;;4;IF([.H33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33]=&quot;r&quot;;5;IF([.J33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33]=&quot;r&quot;;5;IF([.L33]=&quot;f&quot;;-2.5;0))" office:value-type="float" office:value="0" calcext:value-type="float">
            <text:p>0</text:p>
          </table:table-cell>
          <table:table-cell table:style-name="ce9" table:formula="of:=12 + SUM([.C33:.M33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9" table:formula="of:=IF([.B34]=&quot;r&quot;;3;IF([.B34]=&quot;f&quot;;-1.5;0))" office:value-type="float" office:value="0" calcext:value-type="float">
            <text:p>0</text:p>
          </table:table-cell>
          <table:table-cell table:style-name="ce7"/>
          <table:table-cell table:style-name="ce9" table:formula="of:=IF([.D34]=&quot;r&quot;;3;IF([.D34]=&quot;f&quot;;-1.5;0))" office:value-type="float" office:value="0" calcext:value-type="float">
            <text:p>0</text:p>
          </table:table-cell>
          <table:table-cell table:style-name="ce10"/>
          <table:table-cell table:style-name="ce9" table:formula="of:=IF([.F34]=&quot;r&quot;;4;IF([.F34]=&quot;f&quot;;-2;0))" office:value-type="float" office:value="0" calcext:value-type="float">
            <text:p>0</text:p>
          </table:table-cell>
          <table:table-cell table:style-name="ce10"/>
          <table:table-cell table:style-name="ce9" table:formula="of:=IF([.H34]=&quot;r&quot;;4;IF([.H34]=&quot;f&quot;;-2;0))" office:value-type="float" office:value="0" calcext:value-type="float">
            <text:p>0</text:p>
          </table:table-cell>
          <table:table-cell table:style-name="ce11"/>
          <table:table-cell table:style-name="ce9" table:formula="of:=IF([.J34]=&quot;r&quot;;5;IF([.J34]=&quot;f&quot;;-2.5;0))" office:value-type="float" office:value="0" calcext:value-type="float">
            <text:p>0</text:p>
          </table:table-cell>
          <table:table-cell table:style-name="ce11"/>
          <table:table-cell table:style-name="ce9" table:formula="of:=IF([.L34]=&quot;r&quot;;5;IF([.L34]=&quot;f&quot;;-2.5;0))" office:value-type="float" office:value="0" calcext:value-type="float">
            <text:p>0</text:p>
          </table:table-cell>
          <table:table-cell table:style-name="ce9" table:formula="of:=12 + SUM([.C34:.M34])" office:value-type="float" office:value="12" calcext:value-type="float">
            <text:p>12</text:p>
          </table:table-cell>
          <table:table-cell table:number-columns-repeated="1010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 table:number-rows-repeated="6541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 table:number-rows-repeated="983040">
          <table:table-cell table:number-columns-repeated="1024"/>
        </table:table-row>
        <table:table-row table:style-name="ro6" table:number-rows-repeated="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5" table:number-columns-repeated="257" table:default-cell-style-name="ce4"/>
        <table:table-column table:style-name="co5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3" table:style-name="ta3">
        <table:table-column table:style-name="co5" table:number-columns-repeated="257" table:default-cell-style-name="ce4"/>
        <table:table-column table:style-name="co5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.00.0000</text:date>, <text:time style:data-style-name="N2" text:time-value="07:58:32.1583815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a</meta:initial-creator>
    <dc:date>2018-08-31T07:59:08.968858379</dc:date>
    <meta:editing-cycles>50</meta:editing-cycles>
    <meta:editing-duration>PT2H29M37S</meta:editing-duration>
    <meta:generator>LibreOffice/5.2.7.2$Linux_X86_64 LibreOffice_project/20m0$Build-2</meta:generator>
    <meta:document-statistic meta:table-count="3" meta:cell-count="234" meta:object-count="0"/>
  </office:meta>
</office:document-meta>
</file>